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E00000264B54B705B77C81B3F.png" manifest:media-type="image/png"/>
  <manifest:file-entry manifest:full-path="Pictures/10000000000001A40000013860E81978F94F2E74.png" manifest:media-type="image/png"/>
  <manifest:file-entry manifest:full-path="Pictures/10000000000003DC000001CE244706A24951095C.png" manifest:media-type="image/png"/>
  <manifest:file-entry manifest:full-path="Pictures/100000000000078000000438EA1C70421C42FEFC.jpg" manifest:media-type="image/jpeg"/>
  <manifest:file-entry manifest:full-path="Pictures/1000000000000196000000FFF5F8FF0111E4F1DB.png" manifest:media-type="image/png"/>
  <manifest:file-entry manifest:full-path="Pictures/10000000000001400000010884900ED96CB28360.png" manifest:media-type="image/png"/>
  <manifest:file-entry manifest:full-path="Pictures/10000000000003E6000002462530A8D791407BBB.png" manifest:media-type="image/png"/>
  <manifest:file-entry manifest:full-path="Pictures/1000020100000190000001905612AC574E7F266F.png" manifest:media-type="image/png"/>
  <manifest:file-entry manifest:full-path="Pictures/10000000000003D6000001F0C1C301DA88534BF4.png" manifest:media-type="image/png"/>
  <manifest:file-entry manifest:full-path="Pictures/10000000000000EB000000D079171FD16C02F8A1.png" manifest:media-type="image/png"/>
  <manifest:file-entry manifest:full-path="Pictures/1000000000000780000004386BA4F1FA71E55020.jpg" manifest:media-type="image/jpeg"/>
  <manifest:file-entry manifest:full-path="Pictures/1000000000000585000002E388BA797E0C75CC5E.png" manifest:media-type="image/png"/>
  <manifest:file-entry manifest:full-path="Pictures/10000000000002B2000000E608F40DE502ED5FC9.png" manifest:media-type="image/png"/>
  <manifest:file-entry manifest:full-path="Pictures/10000000000000E900000125496D7F2DC255A659.png" manifest:media-type="image/png"/>
  <manifest:file-entry manifest:full-path="Pictures/10000000000003E4000002421700A2C9171C5A9E.png" manifest:media-type="image/png"/>
  <manifest:file-entry manifest:full-path="Pictures/1000000000000412000001ED5F44BD2162DD8AD3.png" manifest:media-type="image/png"/>
  <manifest:file-entry manifest:full-path="Pictures/10000000000003D1000001023700F9EDE93F5FB3.png" manifest:media-type="image/png"/>
  <manifest:file-entry manifest:full-path="Pictures/10000201000001500000011F4E8772352CDD2A5C.png" manifest:media-type="image/png"/>
  <manifest:file-entry manifest:full-path="Pictures/100000000000013F000001515F3E8913399E2AF3.png" manifest:media-type="image/png"/>
  <manifest:file-entry manifest:full-path="Pictures/100000000000053E0000024F937F1976CC311968.png" manifest:media-type="image/png"/>
  <manifest:file-entry manifest:full-path="Pictures/100000000000047D0000018D3709FC78FFDEBF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DejaVu Sans" svg:font-family="'DejaVu Sans'"/>
    <style:font-face style:name="HY헤드라인M1" svg:font-family="HY헤드라인M"/>
    <style:font-face style:name="Times New Roman1" svg:font-family="'Times New Roman'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HY헤드라인M" svg:font-family="HY헤드라인M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7375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ffffff" draw:opacity="8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808080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17375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071cm" draw:fill="solid" draw:fill-color="#ffffff" draw:textarea-vertical-align="top" draw:auto-grow-height="false" fo:min-height="16.348cm" fo:min-width="23.499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71cm" draw:fill="solid" draw:fill-color="#17375e" draw:textarea-vertical-align="top" draw:auto-grow-height="false" fo:min-height="1.585cm" fo:min-width="1.335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1.182cm" fo:min-width="17.89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1.352cm" fo:min-width="19.298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1.352cm" fo:min-width="11.497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29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34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39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44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538cm" fo:min-width="19.49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4cm" fo:min-width="2.496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352cm" fo:min-width="11.497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505cm" fo:min-width="2.886cm" fo:padding-top="0.125cm" fo:padding-bottom="0.125cm" fo:padding-left="0.25cm" fo:padding-right="0.25cm" fo:wrap-option="no-wrap"/>
    </style:style>
    <style:style style:name="gr49" style:family="graphic" style:parent-style-name="standard" style:list-style-name="L4">
      <style:graphic-properties draw:stroke="none" svg:stroke-width="0cm" draw:fill="none" draw:textarea-vertical-align="bottom" draw:auto-grow-height="false" draw:fit-to-size="false" fo:min-height="1.016cm" fo:min-width="7.751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loext:graphic-properties draw:fill="solid" draw:fill-color="#ffffff" draw:opacity="80%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solid" draw:fill-color="#f2f2f2"/>
      <style:paragraph-properties fo:text-align="start"/>
      <style:text-properties fo:font-size="18pt"/>
    </style:style>
    <style:style style:name="P12" style:family="paragraph">
      <loext:graphic-properties draw:fill="solid" draw:fill-color="#17375e"/>
      <style:paragraph-properties fo:text-align="start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T1" style:family="text">
      <style:text-properties fo:font-variant="normal" fo:text-transform="none" fo:color="#10243e" style:text-line-through-style="none" style:text-line-through-type="none" style:text-position="0% 100%" style:font-name="맑은 고딕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" style:family="text">
      <style:text-properties fo:font-variant="normal" fo:text-transform="none" fo:color="#10243e" style:text-line-through-style="none" style:text-line-through-type="none" style:text-position="0% 100%" style:font-name="맑은 고딕1" fo:font-size="66pt" fo:letter-spacing="normal" fo:font-style="normal" style:text-underline-style="none" fo:font-weight="bold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맑은 고딕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맑은 고딕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Y헤드라인M1" fo:font-size="54pt" fo:letter-spacing="normal" fo:font-style="normal" style:text-underline-style="none" fo:font-weight="normal" style:font-name-asian="HY헤드라인M1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2pt" fo:letter-spacing="-0.048cm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1" fo:font-size="18pt" fo:letter-spacing="-0.048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bfbfbf" style:text-line-through-style="none" style:text-line-through-type="none" style:text-position="0% 100%" style:font-name="HY헤드라인M1" fo:font-size="60pt" fo:letter-spacing="normal" fo:font-style="normal" style:text-underline-style="none" fo:font-weight="normal" style:font-name-asian="HY헤드라인M1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Y헤드라인M1" fo:font-size="24pt" fo:letter-spacing="normal" fo:font-style="normal" style:text-underline-style="none" fo:font-weight="normal" style:font-name-asian="HY헤드라인M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17375e" style:text-line-through-style="none" style:text-line-through-type="none" style:text-position="0% 100%" style:font-name="맑은 고딕1" fo:font-size="32pt" fo:letter-spacing="-0.048cm" fo:font-style="normal" style:text-underline-style="none" fo:font-weight="bold" style:font-name-asian="HY헤드라인M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맑은 고딕1" fo:font-size="12pt" fo:letter-spacing="-0.048cm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맑은 고딕1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CustomShape 1" draw:style-name="gr1" draw:text-style-name="P1" draw:layer="layout" svg:width="15.197cm" svg:height="2.109cm" svg:x="5.099cm" svg:y="7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7.596cm" svg:height="0.923cm" svg:x="8.9cm" svg:y="11.5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5.196cm" svg:height="1.599cm" svg:x="5.102cm" svg:y="5.4cm">
          <text:p text:style-name="P2"><text:span text:style-name="T1"><text:s text:c="22"/></text:span><text:span text:style-name="T2">병원 관리 시스템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9.996cm" svg:height="1.009cm" svg:x="8.099cm" svg:y="16.451cm">
          <text:p text:style-name="P4"><text:span text:style-name="T3">NextIt </text:span><text:span text:style-name="T3">교육센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5" draw:layer="layout" svg:width="9.996cm" svg:height="1.009cm" svg:x="7.9cm" svg:y="7.587cm">
          <text:p text:style-name="P4"><text:span text:style-name="T3">April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5" draw:text-style-name="P9" draw:layer="layout" svg:width="3.795cm" svg:height="5.396cm" svg:x="1.099cm" svg:y="9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11.596cm" svg:height="1.263cm" svg:x="0.899cm" svg:y="1.524cm">
          <text:p text:style-name="P2"><text:span text:style-name="T7">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3.598cm" svg:height="2.533cm" svg:x="1.069cm" svg:y="4.924cm">
          <text:p text:style-name="P2"><text:span text:style-name="T8">01 <text:s text:c="3"/>02 <text:s text:c="3"/>03 <text:s text:c="3"/>04 <text:s text:c="3"/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6" draw:text-style-name="P1" draw:layer="layout" svg:x1="1.469cm" svg:y1="7.524cm" svg:x2="4.669cm" svg:y2="7.525cm">
          <text:p/>
        </draw:line>
        <draw:line draw:name="Line 5" draw:style-name="gr6" draw:text-style-name="P1" draw:layer="layout" svg:x1="6.099cm" svg:y1="7.524cm" svg:x2="9.299cm" svg:y2="7.525cm">
          <text:p/>
        </draw:line>
        <draw:line draw:name="Line 6" draw:style-name="gr6" draw:text-style-name="P1" draw:layer="layout" svg:x1="10.899cm" svg:y1="7.524cm" svg:x2="14.1cm" svg:y2="7.525cm">
          <text:p/>
        </draw:line>
        <draw:line draw:name="Line 7" draw:style-name="gr6" draw:text-style-name="P1" draw:layer="layout" svg:x1="15.7cm" svg:y1="7.524cm" svg:x2="18.9cm" svg:y2="7.525cm">
          <text:p/>
        </draw:line>
        <draw:line draw:name="Line 8" draw:style-name="gr6" draw:text-style-name="P1" draw:layer="layout" svg:x1="20.5cm" svg:y1="7.524cm" svg:x2="23.701cm" svg:y2="7.525cm">
          <text:p/>
        </draw:line>
        <draw:custom-shape draw:name="CustomShape 9" draw:style-name="gr1" draw:text-style-name="P1" draw:layer="layout" svg:width="3.795cm" svg:height="1.009cm" svg:x="1.092cm" svg:y="7.89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" draw:text-style-name="P5" draw:layer="layout" svg:width="3.795cm" svg:height="2.782cm" svg:x="1.099cm" svg:y="9.525cm">
          <text:p text:style-name="P2"><text:span text:style-name="T9">- </text:span><text:span text:style-name="T9">기술스택 소개 </text:span></text:p>
          <text:p text:style-name="P2"><text:span text:style-name="T10"/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9" draw:layer="layout" svg:width="3.795cm" svg:height="5.396cm" svg:x="5.899cm" svg:y="9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9" draw:layer="layout" svg:width="3.795cm" svg:height="5.396cm" svg:x="10.7cm" svg:y="9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9" draw:layer="layout" svg:width="3.795cm" svg:height="5.396cm" svg:x="15.5cm" svg:y="9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9" draw:layer="layout" svg:width="3.795cm" svg:height="5.396cm" svg:x="20.301cm" svg:y="9.1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" draw:text-style-name="P5" draw:layer="layout" svg:width="3.795cm" svg:height="2.782cm" svg:x="5.899cm" svg:y="9.525cm">
          <text:p text:style-name="P2"><text:span text:style-name="T9">- </text:span><text:span text:style-name="T9">소제목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" draw:text-style-name="P5" draw:layer="layout" svg:width="3.795cm" svg:height="2.782cm" svg:x="10.7cm" svg:y="9.525cm">
          <text:p text:style-name="P2"><text:span text:style-name="T9">- </text:span><text:span text:style-name="T9">소제목</text:span></text:p>
          <text:p text:style-name="P2"><text:span text:style-name="T10"/></text:p>
          <text:p text:style-name="P2"><text:span text:style-name="T9">- </text:span><text:span text:style-name="T9">소제목</text:span></text:p>
          <text:p text:style-name="P2"><text:span text:style-name="T10"/></text:p>
          <text:p text:style-name="P2"><text:span text:style-name="T9">- </text:span><text:span text:style-name="T9">소제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" draw:text-style-name="P5" draw:layer="layout" svg:width="3.795cm" svg:height="1.768cm" svg:x="15.5cm" svg:y="9.525cm">
          <text:p text:style-name="P2"><text:span text:style-name="T9">- </text:span><text:span text:style-name="T9">소제목</text:span></text:p>
          <text:p text:style-name="P2"><text:span text:style-name="T10"/></text:p>
          <text:p text:style-name="P2"><text:span text:style-name="T9">- </text:span><text:span text:style-name="T9">소제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" draw:text-style-name="P5" draw:layer="layout" svg:width="3.795cm" svg:height="2.782cm" svg:x="20.301cm" svg:y="9.525cm">
          <text:p text:style-name="P2"><text:span text:style-name="T9">- </text:span><text:span text:style-name="T9">소제목</text:span></text:p>
          <text:p text:style-name="P2"><text:span text:style-name="T10"/></text:p>
          <text:p text:style-name="P2"><text:span text:style-name="T9">- </text:span><text:span text:style-name="T9">소제목</text:span></text:p>
          <text:p text:style-name="P2"><text:span text:style-name="T10"/></text:p>
          <text:p text:style-name="P2"><text:span text:style-name="T9">- </text:span><text:span text:style-name="T9">소제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" draw:text-style-name="P5" draw:layer="layout" svg:width="4.596cm" svg:height="1.009cm" svg:x="5.699cm" svg:y="7.899cm">
          <text:p text:style-name="P4"><text:span text:style-name="T11">E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" draw:text-style-name="P5" draw:layer="layout" svg:width="4.596cm" svg:height="1.009cm" svg:x="10.3cm" svg:y="7.899cm">
          <text:p text:style-name="P4"><text:span text:style-name="T11">화면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5" draw:layer="layout" svg:width="5.196cm" svg:height="1.009cm" svg:x="14.7cm" svg:y="7.925cm">
          <text:p text:style-name="P4"><text:span text:style-name="T11">제목을 입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" draw:text-style-name="P5" draw:layer="layout" svg:width="6.094cm" svg:height="1.009cm" svg:x="19.002cm" svg:y="7.899cm">
          <text:p text:style-name="P4"><text:span text:style-name="T11"><text:s/></text:span><text:span text:style-name="T11">제목을 입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" draw:text-style-name="P5" draw:layer="layout" svg:width="4.596cm" svg:height="1.009cm" svg:x="0.6cm" svg:y="7.787cm">
          <text:p text:style-name="P4"><text:span text:style-name="T11">기술스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CustomShape 1" draw:style-name="gr7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19.997cm" svg:height="10.868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3">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4">기술 스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11" draw:text-style-name="P5" draw:layer="layout" svg:width="3.385cm" svg:height="0.754cm" svg:x="0.716cm" svg:y="0.755cm">
          <text:p text:style-name="P4"><text:span text:style-name="T15">1. </text:span><text:span text:style-name="T15">기술 스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5" draw:layer="layout" svg:width="11.996cm" svg:height="1.601cm" svg:x="6.699cm" svg:y="3.524cm">
          <text:p text:style-name="P4"><text:span text:style-name="T14">기술 스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5" draw:layer="layout" svg:width="11.996cm" svg:height="1.601cm" svg:x="6.699cm" svg:y="3.524cm">
          <text:p text:style-name="P4"><text:span text:style-name="T14">기술 스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5" draw:layer="layout" svg:width="11.996cm" svg:height="1.601cm" svg:x="6.699cm" svg:y="3.524cm">
          <text:p text:style-name="P4"><text:span text:style-name="T14">기술 스택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3.514cm" svg:height="1.169cm" svg:x="11.083cm" svg:y="8cm">
          <draw:image xlink:href="Pictures/10000000000002B2000000E608F40DE502ED5FC9.png" xlink:type="simple" xlink:show="embed" xlink:actuate="onLoad">
            <text:p/>
          </draw:image>
        </draw:frame>
        <draw:frame draw:style-name="gr12" draw:text-style-name="P1" draw:layer="layout" svg:width="4.098cm" svg:height="2.304cm" svg:x="6.2cm" svg:y="7.493cm">
          <draw:image xlink:href="Pictures/100000000000078000000438EA1C70421C42FEFC.jpg" xlink:type="simple" xlink:show="embed" xlink:actuate="onLoad">
            <text:p/>
          </draw:image>
        </draw:frame>
        <draw:frame draw:style-name="gr12" draw:text-style-name="P1" draw:layer="layout" svg:width="4.344cm" svg:height="2.442cm" svg:x="7.2cm" svg:y="11.755cm">
          <draw:image xlink:href="Pictures/1000000000000780000004386BA4F1FA71E55020.jpg" xlink:type="simple" xlink:show="embed" xlink:actuate="onLoad">
            <text:p/>
          </draw:image>
        </draw:frame>
        <draw:frame draw:style-name="gr12" draw:text-style-name="P1" draw:layer="layout" svg:width="2.86cm" svg:height="2.86cm" svg:x="15.3cm" svg:y="7.3cm">
          <draw:image xlink:href="Pictures/1000020100000190000001905612AC574E7F266F.png" xlink:type="simple" xlink:show="embed" xlink:actuate="onLoad">
            <text:p/>
          </draw:image>
        </draw:frame>
        <draw:frame draw:style-name="gr12" draw:text-style-name="P1" draw:layer="layout" svg:width="3.79cm" svg:height="3.237cm" svg:x="12.6cm" svg:y="10.983cm">
          <draw:image xlink:href="Pictures/10000201000001500000011F4E8772352CDD2A5C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CustomShape 1" draw:style-name="gr7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19.997cm" svg:height="10.868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3">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4">E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11" draw:text-style-name="P5" draw:layer="layout" svg:width="3.385cm" svg:height="0.754cm" svg:x="0.716cm" svg:y="0.755cm">
          <text:p text:style-name="P4"><text:span text:style-name="T15">2. E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7.965cm" svg:height="9.394cm" svg:x="4cm" svg:y="6.403cm">
          <draw:image xlink:href="Pictures/1000000000000585000002E388BA797E0C75CC5E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CustomShape 1" draw:style-name="gr7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19.997cm" svg:height="10.868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3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4">W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11" draw:text-style-name="P5" draw:layer="layout" svg:width="3.385cm" svg:height="0.754cm" svg:x="0.716cm" svg:y="0.755cm">
          <text:p text:style-name="P4"><text:span text:style-name="T15">3. W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9.139cm" svg:height="8.426cm" svg:x="3.2cm" svg:y="6.571cm">
          <draw:image xlink:href="Pictures/100000000000053E0000024F937F1976CC311968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draw:custom-shape draw:name="CustomShape 1" draw:style-name="gr7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1" draw:layer="layout" svg:width="19.997cm" svg:height="10.868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3"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4">W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11" draw:text-style-name="P5" draw:layer="layout" svg:width="3.385cm" svg:height="0.754cm" svg:x="0.716cm" svg:y="0.755cm">
          <text:p text:style-name="P4"><text:span text:style-name="T15">3. W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7.711cm" svg:height="8.377cm" svg:x="3.8cm" svg:y="6.42cm">
          <draw:image xlink:href="Pictures/1000000000000412000001ED5F44BD2162DD8AD3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7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5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11" draw:text-style-name="P5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3" draw:layer="layout" svg:width="13.97cm" svg:height="4.606cm" svg:x="5.688cm" svg:y="6.642cm">
          <draw:image xlink:href="Pictures/100000000000047D0000018D3709FC78FFDEBF75.png" xlink:type="simple" xlink:show="embed" xlink:actuate="onLoad">
            <text:p text:style-name="P13">\</text:p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4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4" draw:layer="layout" svg:width="19.997cm" svg:height="2.787cm" svg:x="2.699cm" svg:y="3.324cm">
          <text:p text:style-name="P4"><text:span text:style-name="T12">“ </text:span><text:span text:style-name="T12"><text:s text:c="3"/></text:span><text:span text:style-name="T12"><text:s text:c="3"/></text:span><text:span text:style-name="T12"><text:s text:c="3"/></text:span><text:span text:style-name="T12"><text:s/></text:span><text:span text:style-name="T12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7" draw:text-style-name="P14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4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21" draw:text-style-name="P14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13.461cm" svg:height="3.554cm" svg:x="5.943cm" svg:y="5.862cm">
          <draw:image xlink:href="Pictures/10000000000003D1000001023700F9EDE93F5FB3.png" xlink:type="simple" xlink:show="embed" xlink:actuate="onLoad">
            <text:p/>
          </draw:image>
        </draw:frame>
        <draw:frame draw:style-name="gr23" draw:text-style-name="P13" draw:layer="layout" svg:width="6.217cm" svg:height="5.502cm" svg:x="11.81cm" svg:y="10.389cm">
          <draw:image xlink:href="Pictures/10000000000000EB000000D079171FD16C02F8A1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24" draw:text-style-name="P1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4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4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6" draw:text-style-name="P14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14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28" draw:text-style-name="P14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13.208cm" svg:height="7.664cm" svg:x="6.096cm" svg:y="5.796cm">
          <draw:image xlink:href="Pictures/10000000000003E4000002421700A2C9171C5A9E.png" xlink:type="simple" xlink:show="embed" xlink:actuate="onLoad">
            <text:p/>
          </draw:image>
        </draw:frame>
        <draw:frame draw:style-name="gr23" draw:text-style-name="P13" draw:layer="layout" svg:width="8.439cm" svg:height="8.915cm" svg:x="14.421cm" svg:y="8.89cm">
          <draw:image xlink:href="Pictures/100000000000013F000001515F3E8913399E2AF3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29" draw:text-style-name="P1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4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14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1" draw:text-style-name="P14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2" draw:text-style-name="P14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33" draw:text-style-name="P14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13.304cm" svg:height="6.719cm" svg:x="5.996cm" svg:y="5.881cm">
          <draw:image xlink:href="Pictures/10000000000003D6000001F0C1C301DA88534BF4.png" xlink:type="simple" xlink:show="embed" xlink:actuate="onLoad">
            <text:p/>
          </draw:image>
        </draw:frame>
        <draw:frame draw:style-name="gr23" draw:text-style-name="P13" draw:layer="layout" svg:width="6.164cm" svg:height="7.751cm" svg:x="14.41cm" svg:y="9.521cm">
          <draw:image xlink:href="Pictures/10000000000000E900000125496D7F2DC255A659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34" draw:text-style-name="P1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4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14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6" draw:text-style-name="P14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14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38" draw:text-style-name="P14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13.461cm" svg:height="6.294cm" svg:x="5.843cm" svg:y="5.95cm">
          <draw:image xlink:href="Pictures/10000000000003DC000001CE244706A24951095C.png" xlink:type="simple" xlink:show="embed" xlink:actuate="onLoad">
            <text:p/>
          </draw:image>
        </draw:frame>
        <draw:frame draw:style-name="gr23" draw:text-style-name="P13" draw:layer="layout" svg:width="11.112cm" svg:height="8.254cm" svg:x="13.632cm" svg:y="8.324cm">
          <draw:image xlink:href="Pictures/10000000000001A40000013860E81978F94F2E74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39" draw:text-style-name="P1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4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14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1" draw:text-style-name="P14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14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43" draw:text-style-name="P14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13.349cm" svg:height="7.784cm" svg:x="5.955cm" svg:y="5.811cm">
          <draw:image xlink:href="Pictures/10000000000003E6000002462530A8D791407BBB.png" xlink:type="simple" xlink:show="embed" xlink:actuate="onLoad">
            <text:p/>
          </draw:image>
        </draw:frame>
        <draw:frame draw:style-name="gr23" draw:text-style-name="P13" draw:layer="layout" svg:width="8.466cm" svg:height="6.984cm" svg:x="12.998cm" svg:y="10.337cm">
          <draw:image xlink:href="Pictures/10000000000001400000010884900ED96CB28360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4" draw:text-style-name="P1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4" draw:text-style-name="P10" draw:layer="layout" svg:width="23.998cm" svg:height="16.597cm" svg:x="0.6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14" draw:layer="layout" svg:width="19.997cm" svg:height="2.787cm" svg:x="2.699cm" svg:y="3.324cm">
          <text:p text:style-name="P4"><text:span text:style-name="T12">“ <text:s text:c="10"/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2.595cm" svg:height="2.595cm" svg:x="11.3cm" svg:y="0.2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6" draw:text-style-name="P14" draw:layer="layout" svg:width="2.995cm" svg:height="1.263cm" svg:x="11.1cm" svg:y="1.331cm">
          <text:p text:style-name="P4"><text:span text:style-name="T13"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18.397cm" svg:height="1.431cm" svg:x="3.699cm" svg:y="9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1" draw:layer="layout" svg:width="19.797cm" svg:height="1.601cm" svg:x="2.699cm" svg:y="5.72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7" draw:text-style-name="P14" draw:layer="layout" svg:width="11.996cm" svg:height="1.601cm" svg:x="6.699cm" svg:y="3.524cm">
          <text:p text:style-name="P4"><text:span text:style-name="T14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1" draw:layer="layout" svg:x1="5.899cm" svg:y1="5.324cm" svg:x2="19.3cm" svg:y2="5.325cm">
          <text:p/>
        </draw:line>
        <draw:custom-shape draw:name="CustomShape 11" draw:style-name="gr48" draw:text-style-name="P14" draw:layer="layout" svg:width="3.385cm" svg:height="0.754cm" svg:x="0.716cm" svg:y="0.755cm">
          <text:p text:style-name="P4"><text:span text:style-name="T15">4.</text:span><text:span text:style-name="T15">화면 설계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1" draw:layer="layout" svg:width="11.996cm" svg:height="1.601cm" svg:x="6.699cm" svg:y="3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3" draw:layer="layout" svg:width="13.316cm" svg:height="8.367cm" svg:x="5.99cm" svg:y="5.811cm">
          <draw:image xlink:href="Pictures/10000000000003CE00000264B54B705B77C81B3F.png" xlink:type="simple" xlink:show="embed" xlink:actuate="onLoad">
            <text:p/>
          </draw:image>
        </draw:frame>
        <draw:frame draw:style-name="gr23" draw:text-style-name="P13" draw:layer="layout" svg:width="10.741cm" svg:height="6.746cm" svg:x="12.373cm" svg:y="10.272cm">
          <draw:image xlink:href="Pictures/1000000000000196000000FFF5F8FF0111E4F1DB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9" draw:text-style-name="P1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Blank_20_Slide">
        <draw:custom-shape draw:name="CustomShape 1" draw:style-name="gr7" draw:text-style-name="P10" draw:layer="layout" svg:width="23.998cm" svg:height="9.796cm" svg:x="0.699cm" svg:y="8.5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draw:layer="layout" svg:width="10.714cm" svg:height="10.714cm" svg:x="7.299cm" svg:y="2.9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5" draw:layer="layout" svg:width="10.596cm" svg:height="4.819cm" svg:x="7.499cm" svg:y="7.125cm">
          <text:p text:style-name="P4"><text:span text:style-name="T16">THANK</text:span></text:p>
          <text:p text:style-name="P4"><text:span text:style-name="T16">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7" draw:layer="layout" svg:width="15.235cm" svg:height="11.425cm" svg:x="1.905cm" svg:y="12.065cm" presentation:class="notes" presentation:user-transformed="true">
            <draw:text-box>
              <text:p text:style-name="P6"><text:span text:style-name="T4">http://minheeblog.tistory.com/category/PPT</text:span></text:p>
              <text:p text:style-name="P6"><text:span text:style-name="T5"/></text:p>
            </draw:text-box>
          </draw:frame>
          <draw:custom-shape draw:name="CustomShape 2" draw:style-name="gr4" draw:text-style-name="P5" draw:layer="layout" svg:width="8.25cm" svg:height="1.265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DejaVu Sans" svg:font-family="'DejaVu Sans'"/>
    <style:font-face style:name="HY헤드라인M1" svg:font-family="HY헤드라인M"/>
    <style:font-face style:name="Times New Roman1" svg:font-family="'Times New Roman'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HY헤드라인M" svg:font-family="HY헤드라인M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20:47:04</meta:creation-date>
    <meta:initial-creator>minhee park</meta:initial-creator>
    <dc:language>ko-KR</dc:language>
    <dc:date>2018-08-31T11:00:27.534141801</dc:date>
    <meta:editing-cycles>25</meta:editing-cycles>
    <dc:title>슬라이드 1</dc:title>
    <meta:editing-duration>PT17H40M49S</meta:editing-duration>
    <meta:generator>LibreOffice/5.1.6.2$Linux_X86_64 LibreOffice_project/10m0$Build-2</meta:generator>
    <meta:document-statistic meta:object-count="234"/>
    <meta:user-defined meta:name="AppVersion">12.0000</meta:user-defined>
    <meta:user-defined meta:name="Company">L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